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svg:font-family="Courie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paragraph-properties fo:margin-left="0cm" fo:margin-right="0cm" fo:line-height="100%" fo:text-align="start" style:justify-single-word="false" fo:text-indent="0.499cm" style:auto-text-indent="false"/>
      <style:text-properties fo:font-variant="normal" fo:text-transform="none" fo:color="#000000" style:font-name="Times New Roman" fo:font-size="16pt" fo:letter-spacing="normal" fo:language="en" fo:country="US" fo:font-style="normal" fo:font-weight="normal" style:font-size-asian="16pt" style:font-size-complex="16pt"/>
    </style:style>
    <style:style style:name="P2" style:family="paragraph" style:parent-style-name="Standard">
      <style:paragraph-properties fo:margin-left="0cm" fo:margin-right="0cm" fo:line-height="100%" fo:text-align="start" style:justify-single-word="false" fo:text-indent="0.499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3" style:family="paragraph" style:parent-style-name="Standard" style:list-style-name="L1">
      <style:paragraph-properties fo:line-height="100%" fo:text-align="start" style:justify-single-word="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4" style:family="paragraph" style:parent-style-name="Standard" style:list-style-name="L2">
      <style:paragraph-properties fo:line-height="100%" fo:text-align="start" style:justify-single-word="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5" style:family="paragraph" style:parent-style-name="Standard" style:list-style-name="L3">
      <style:paragraph-properties fo:line-height="100%" fo:text-align="start" style:justify-single-word="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6" style:family="paragraph" style:parent-style-name="Standard" style:list-style-name="L4">
      <style:paragraph-properties fo:line-height="100%" fo:text-align="start" style:justify-single-word="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7" style:family="paragraph" style:parent-style-name="Standard" style:list-style-name="L3">
      <style:paragraph-properties fo:line-height="100%" fo:text-align="start" style:justify-single-word="false"/>
    </style:style>
    <style:style style:name="P8" style:family="paragraph" style:parent-style-name="Standard" style:list-style-name="L5">
      <style:paragraph-properties fo:margin-top="0cm" fo:margin-bottom="0cm" fo:line-height="100%" fo:text-align="start" style:justify-single-word="false"/>
      <style:text-properties fo:font-variant="normal" fo:text-transform="none" fo:color="#000000" style:text-outline="false" style:text-line-through-style="none" style:font-name="Times New Roman" fo:font-size="13pt" fo:letter-spacing="normal" fo:language="en" fo:country="none"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9" style:family="paragraph" style:parent-style-name="Standard">
      <style:paragraph-properties fo:margin-top="0cm" fo:margin-bottom="0cm" fo:line-height="100%" fo:text-align="start" style:justify-single-word="false"/>
      <style:text-properties fo:font-variant="normal" fo:text-transform="none" fo:color="#000000" style:font-name="Times New Roman" fo:font-size="13pt" fo:letter-spacing="normal" fo:language="en" fo:country="none" fo:font-style="normal" fo:font-weight="normal" style:font-size-asian="13pt" style:font-size-complex="13pt"/>
    </style:style>
    <style:style style:name="P10" style:family="paragraph" style:parent-style-name="Standard" style:list-style-name="L5">
      <style:paragraph-properties fo:margin-top="0cm" fo:margin-bottom="0cm" fo:line-height="100%" fo:text-align="start" style:justify-single-word="false"/>
      <style:text-properties fo:color="#000000" style:text-outline="false" style:text-line-through-style="none" style:font-name="Times New Roman" fo:font-size="13pt" fo:language="en" fo:country="none"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11" style:family="paragraph" style:parent-style-name="Standard" style:list-style-name="L5">
      <style:paragraph-properties fo:margin-top="0cm" fo:margin-bottom="0cm" fo:line-height="100%" fo:text-align="start" style:justify-single-word="false"/>
      <style:text-properties fo:color="#000000"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12" style:family="paragraph" style:parent-style-name="Standard" style:list-style-name="L5">
      <style:paragraph-properties fo:margin-top="0cm" fo:margin-bottom="0cm" fo:line-height="100%" fo:text-align="start" style:justify-single-word="false"/>
      <style:text-properties fo:font-size="13pt" style:font-size-asian="13pt" style:font-size-complex="13pt"/>
    </style:style>
    <style:style style:name="P13" style:family="paragraph" style:parent-style-name="Standard" style:list-style-name="L5" style:master-page-name="">
      <style:paragraph-properties fo:margin-top="0cm" fo:margin-bottom="0cm" fo:line-height="100%" fo:text-align="start" style:justify-single-word="false" style:page-number="auto"/>
      <style:text-properties fo:font-variant="normal" fo:text-transform="none" fo:color="#000000" style:font-name="Times New Roman" fo:font-size="13pt" fo:letter-spacing="normal" fo:language="en" fo:country="none" fo:font-style="normal" fo:font-weight="normal" style:font-size-asian="13pt" style:font-size-complex="13pt"/>
    </style:style>
    <style:style style:name="P14" style:family="paragraph" style:parent-style-name="Standard">
      <style:paragraph-properties fo:margin-left="0cm" fo:margin-right="0cm" fo:line-height="100%" fo:text-align="start" style:justify-single-word="false" fo:text-indent="0.499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15" style:family="paragraph" style:parent-style-name="Standard">
      <style:paragraph-properties fo:margin-left="0cm" fo:margin-right="0cm" fo:line-height="100%" fo:text-align="center" style:justify-single-word="false" fo:text-indent="0.499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16" style:family="paragraph" style:parent-style-name="Standard">
      <style:paragraph-properties fo:margin-left="0cm" fo:margin-right="0cm" fo:line-height="100%" fo:text-align="center" style:justify-single-word="false" fo:text-indent="0.499cm" style:auto-text-indent="false"/>
      <style:text-properties fo:font-variant="normal" fo:text-transform="none" fo:color="#000000" style:font-name="Times New Roman" fo:font-size="16pt" fo:letter-spacing="normal" fo:language="en" fo:country="US" fo:font-style="italic" fo:font-weight="bold" style:font-size-asian="16pt" style:font-style-asian="italic" style:font-weight-asian="bold" style:font-size-complex="16pt" style:font-style-complex="italic" style:font-weight-complex="bold"/>
    </style:style>
    <style:style style:name="P17" style:family="paragraph" style:parent-style-name="Standard">
      <style:paragraph-properties fo:margin-left="0cm" fo:margin-right="0cm" fo:line-height="100%" fo:text-align="start" style:justify-single-word="false" fo:text-indent="0.499cm" style:auto-text-indent="false"/>
      <style:text-properties fo:font-variant="normal" fo:text-transform="none" fo:color="#000000" style:font-name="Times New Roman" fo:font-size="20pt" fo:letter-spacing="normal" fo:language="en" fo:country="none" fo:font-style="normal" fo:font-weight="normal" style:font-size-asian="20pt" style:font-size-complex="20pt"/>
    </style:style>
    <style:style style:name="P18" style:family="paragraph" style:parent-style-name="Standard">
      <style:paragraph-properties fo:margin-left="0cm" fo:margin-right="0cm" fo:margin-top="0cm" fo:margin-bottom="0cm" fo:line-height="100%" fo:text-align="start" style:justify-single-word="false" fo:text-indent="0.499cm" style:auto-text-indent="false"/>
      <style:text-properties fo:font-variant="normal" fo:text-transform="none" fo:color="#000000" style:font-name="Times New Roman" fo:font-size="16pt" fo:letter-spacing="normal" fo:language="en" fo:country="none" fo:font-style="normal" fo:font-weight="normal" style:font-size-asian="16pt" style:font-weight-asian="normal" style:font-size-complex="16pt"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499cm" style:auto-text-indent="false"/>
      <style:text-properties fo:font-variant="normal" fo:text-transform="none" fo:color="#000000" style:font-name="Times New Roman" fo:font-size="13pt" fo:letter-spacing="normal" fo:language="en" fo:country="none" fo:font-style="normal" fo:font-weight="normal" style:font-size-asian="13pt" style:font-size-complex="13pt"/>
    </style:style>
    <style:style style:name="P20" style:family="paragraph" style:parent-style-name="Standard">
      <style:paragraph-properties fo:margin-left="0cm" fo:margin-right="0cm" fo:margin-top="0cm" fo:margin-bottom="0cm" fo:line-height="100%" fo:text-align="center" style:justify-single-word="false" fo:text-indent="0.499cm" style:auto-text-indent="false" fo:break-before="page"/>
      <style:text-properties fo:font-variant="normal" fo:text-transform="none" fo:color="#000000" style:font-name="Times New Roman" fo:font-size="13pt" fo:letter-spacing="normal" fo:language="en" fo:country="none" fo:font-style="italic" fo:font-weight="bold" style:font-size-asian="13pt" style:font-style-asian="italic" style:font-weight-asian="bold" style:font-size-complex="13pt" style:font-style-complex="italic" style:font-weight-complex="bold"/>
    </style:style>
    <style:style style:name="P21" style:family="paragraph" style:parent-style-name="Standard">
      <style:paragraph-properties fo:margin-left="0cm" fo:margin-right="0cm" fo:line-height="100%" fo:text-align="center" style:justify-single-word="false" fo:text-indent="0cm" style:auto-text-indent="false"/>
      <style:text-properties fo:font-variant="normal" fo:text-transform="none" fo:color="#000000" style:font-name="Times New Roman" fo:font-size="16pt" fo:letter-spacing="normal" fo:language="en" fo:country="US" fo:font-style="normal" fo:font-weight="normal" style:font-size-asian="16pt" style:font-size-complex="16pt"/>
    </style:style>
    <style:style style:name="P22" style:family="paragraph" style:parent-style-name="Standard">
      <style:paragraph-properties fo:margin-left="0cm" fo:margin-right="0cm" fo:line-height="100%" fo:text-align="center" style:justify-single-word="false" fo:text-indent="0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23" style:family="paragraph" style:parent-style-name="Standard">
      <style:paragraph-properties fo:margin-left="0cm" fo:margin-right="0cm" fo:line-height="100%" fo:text-align="start" style:justify-single-word="false" fo:text-indent="0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24" style:family="paragraph" style:parent-style-name="Standard">
      <style:paragraph-properties fo:margin-left="0cm" fo:margin-right="0cm" fo:line-height="100%" fo:text-align="end" style:justify-single-word="false" fo:text-indent="0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25" style:family="paragraph" style:parent-style-name="Standard">
      <style:paragraph-properties fo:margin-left="0cm" fo:margin-right="0cm" fo:line-height="100%" fo:text-align="start" style:justify-single-word="false" fo:text-indent="0cm" style:auto-text-indent="false"/>
      <style:text-properties fo:font-variant="normal" fo:text-transform="none" fo:color="#000000" style:font-name="Times New Roman" fo:font-size="20pt" fo:letter-spacing="normal" fo:language="en" fo:country="none" fo:font-style="normal" fo:font-weight="normal" style:font-size-asian="20pt" style:font-size-complex="20pt"/>
    </style:style>
    <style:style style:name="P26" style:family="paragraph" style:parent-style-name="Standard">
      <style:paragraph-properties fo:margin-left="0cm" fo:margin-right="0cm" fo:line-height="100%" fo:text-align="center" style:justify-single-word="false" fo:text-indent="0cm" style:auto-text-indent="false"/>
      <style:text-properties fo:font-size="24pt" fo:language="en" fo:country="US" style:font-size-asian="24pt" style:font-size-complex="24pt"/>
    </style:style>
    <style:style style:name="P27" style:family="paragraph" style:parent-style-name="Standard">
      <style:paragraph-properties fo:margin-left="0cm" fo:margin-right="0cm" fo:line-height="100%" fo:text-align="center" style:justify-single-word="false" fo:text-indent="0cm" style:auto-text-indent="false"/>
      <style:text-properties fo:font-size="32pt" fo:language="en" fo:country="US" style:font-size-asian="32pt" style:font-size-complex="32pt"/>
    </style:style>
    <style:style style:name="P28" style:family="paragraph" style:parent-style-name="Standard">
      <style:paragraph-properties fo:margin-left="0cm" fo:margin-right="0cm" fo:line-height="100%" fo:text-align="center" style:justify-single-word="false" fo:text-indent="0cm" style:auto-text-indent="false"/>
      <style:text-properties fo:font-size="26pt" fo:language="en" fo:country="US" style:font-size-asian="26pt" style:font-size-complex="26pt"/>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Times New Roman" fo:font-size="13pt" fo:letter-spacing="normal" fo:language="en" fo:country="none" fo:font-style="normal" fo:font-weight="normal" style:font-size-asian="13pt" style:font-size-complex="13pt"/>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text-properties fo:font-variant="normal" fo:text-transform="none" fo:color="#000000" style:font-name="Times New Roman" fo:font-size="13pt" fo:letter-spacing="normal" fo:language="en" fo:country="none" fo:font-style="normal" fo:font-weight="normal" style:font-size-asian="13pt" style:font-size-complex="13pt"/>
    </style:style>
    <style:style style:name="P32"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fo:color="#000000" style:font-name="Times New Roman" fo:font-size="13pt" fo:letter-spacing="normal" fo:language="en" fo:country="none" fo:font-style="italic" fo:font-weight="bold" style:font-size-asian="13pt" style:font-style-asian="italic" style:font-weight-asian="bold" style:font-size-complex="13pt" style:font-style-complex="italic" style:font-weight-complex="bold"/>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fo:break-before="page"/>
      <style:text-properties fo:font-variant="normal" fo:text-transform="none" fo:color="#000000" style:font-name="Times New Roman" fo:font-size="13pt" fo:letter-spacing="normal" fo:language="en" fo:country="none" fo:font-style="italic" fo:font-weight="bold" style:font-size-asian="13pt" style:font-style-asian="italic" style:font-weight-asian="bold" style:font-size-complex="13pt" style:font-style-complex="italic" style:font-weight-complex="bold"/>
    </style:style>
    <style:style style:name="P34" style:family="paragraph" style:parent-style-name="Standard" style:master-page-name="">
      <style:paragraph-properties fo:margin-left="0cm" fo:margin-right="-1.452cm" fo:margin-top="0cm" fo:margin-bottom="0cm" fo:line-height="115%" fo:text-align="start" style:justify-single-word="false" fo:text-indent="0cm" style:auto-text-indent="false" style:page-number="auto"/>
      <style:text-properties fo:font-variant="normal" fo:text-transform="none" fo:color="#000000" style:font-name="Courier" fo:font-size="13pt" fo:letter-spacing="normal" fo:language="en" fo:country="none" fo:font-style="normal" fo:font-weight="normal" style:font-name-asian="Menlo-Regular" style:font-size-asian="13pt" style:font-name-complex="Menlo-Regular" style:font-size-complex="13pt"/>
    </style:style>
    <style:style style:name="P35" style:family="paragraph" style:parent-style-name="Standard">
      <style:paragraph-properties fo:margin-left="0cm" fo:margin-right="-1.452cm" fo:margin-top="0cm" fo:margin-bottom="0cm" fo:line-height="115%" fo:text-align="start" style:justify-single-word="false" fo:text-indent="0cm" style:auto-text-indent="false"/>
      <style:text-properties fo:color="#000000" style:font-name="Courier" fo:font-size="13pt" style:font-name-asian="Menlo-Regular" style:font-size-asian="13pt" style:font-name-complex="Menlo-Regular" style:font-size-complex="13pt"/>
    </style:style>
    <style:style style:name="P36" style:family="paragraph" style:parent-style-name="Standard" style:list-style-name="">
      <style:paragraph-properties fo:margin-left="0cm" fo:margin-right="-1.452cm" fo:margin-top="0cm" fo:margin-bottom="0cm" fo:line-height="115%"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fo:font-size="13pt" style:font-name-asian="Menlo-Regular" style:font-size-asian="13pt" style:font-name-complex="Menlo-Regular" style:font-size-complex="13pt"/>
    </style:style>
    <style:style style:name="P37" style:family="paragraph" style:parent-style-name="Standard" style:list-style-name="">
      <style:paragraph-properties fo:margin-left="0cm" fo:margin-right="-1.452cm" fo:margin-top="0cm" fo:margin-bottom="0cm" fo:line-height="115%"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fo:font-size="13pt" style:font-size-asian="13pt" style:font-size-complex="13pt"/>
    </style:style>
    <style:style style:name="T1" style:family="text">
      <style:text-properties fo:font-variant="normal" fo:text-transform="none" fo:color="#000000" style:font-name="Times New Roman" fo:font-size="16pt" fo:letter-spacing="normal" fo:language="en" fo:country="none" fo:font-style="normal" fo:font-weight="normal" style:font-size-asian="16pt" style:font-size-complex="16pt"/>
    </style:style>
    <style:style style:name="T2" style:family="text">
      <style:text-properties fo:font-variant="normal" fo:text-transform="none" fo:color="#000000" style:font-name="Times New Roman" fo:font-size="16pt" fo:letter-spacing="normal" fo:language="en" fo:country="none" fo:font-style="italic" fo:font-weight="normal" style:font-size-asian="16pt" style:font-style-asian="italic" style:font-size-complex="16pt" style:font-style-complex="italic"/>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font-size="13pt" fo:letter-spacing="normal" fo:language="en" fo:country="none" fo:font-style="normal" fo:font-weight="normal" style:font-size-asian="13pt" style:font-size-complex="13pt"/>
    </style:style>
    <style:style style:name="T5" style:family="text">
      <style:text-properties fo:font-variant="normal" fo:text-transform="none" fo:color="#000000" style:font-name="Times New Roman" fo:font-size="15pt" fo:letter-spacing="normal" fo:font-style="normal" fo:font-weight="normal" style:font-size-asian="15pt" style:font-size-complex="15pt"/>
    </style:style>
    <style:style style:name="T6" style:family="text">
      <style:text-properties fo:font-variant="normal" fo:text-transform="none" fo:color="#000000" style:font-name="Times New Roman" fo:font-size="15pt" fo:letter-spacing="normal" fo:language="en" fo:country="none" fo:font-style="normal" fo:font-weight="normal" style:font-size-asian="15pt" style:font-size-complex="15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text-outline="false" style:text-line-through-style="none" style:font-name="Times New Roman"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Times New Roman" fo:font-style="normal" fo:text-shadow="none" style:text-underline-style="none" fo:font-weight="normal" style:letter-kerning="true" style:font-name-asian="Arial Unicode MS" style:font-style-asian="normal" style:font-weight-asian="normal" style:font-name-complex="Arial Unicode MS" style:font-style-complex="normal" style:font-weight-complex="normal" style:text-emphasize="none" style:text-overline-style="none" style:text-overline-color="font-color"/>
    </style:style>
    <style:style style:name="T11" style:family="text">
      <style:text-properties fo:color="#000000" style:font-name="Courier" fo:font-size="11pt" style:font-name-asian="Menlo-Regular" style:font-size-asian="11pt" style:font-name-complex="Menlo-Regular" style:font-size-complex="11pt"/>
    </style:style>
    <style:style style:name="T12" style:family="text">
      <style:text-properties fo:font-weight="bold" style:font-weight-asian="bold" style:font-weight-complex="bold"/>
    </style:style>
    <style:style style:name="T13" style:family="text">
      <style:text-properties fo:font-size="13pt" style:font-size-asian="13pt" style:font-size-complex="13pt"/>
    </style:style>
    <style:style style:name="T14" style:family="text">
      <style:text-properties style:font-name-asian="Menlo-Regular" style:font-name-complex="Menlo-Regular"/>
    </style:style>
    <style:style style:name="T15" style:family="text">
      <style:text-properties style:font-weight-asian="normal" style:font-weight-complex="normal"/>
    </style:style>
    <style:style style:name="T16" style:family="text">
      <style:text-properties fo:font-size="22pt" fo:font-style="italic" fo:font-weight="bold" style:font-size-asian="22pt" style:font-style-asian="italic" style:font-weight-asian="bold" style:font-size-complex="22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019cm" fo:text-indent="-0.635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4cm" fo:text-indent="-0.635cm" fo:margin-left="0.6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The Game Master</text:span></text:p>
      <text:p text:style-name="P28"><text:span text:style-name="T3">A tool for composers of</text:span></text:p>
      <text:p text:style-name="P28"><text:span text:style-name="T3">“musique concrète”</text:span></text:p>
      <text:p text:style-name="P26"><text:span text:style-name="T5">Jean-Jacques Girardot – </text:span><text:a xlink:type="simple" xlink:href="mailto:jj@girardot.name" text:style-name="Internet_20_link" text:visited-style-name="Visited_20_Internet_20_Link">jj@girardot.name</text:a></text:p>
      <text:p text:style-name="P26"><text:span text:style-name="T5">Jean-François Minjard – </text:span><text:a xlink:type="simple" xlink:href="mailto:contact@lesondeschoses.audio" text:style-name="Internet_20_link" text:visited-style-name="Visited_20_Internet_20_Link"><text:span text:style-name="T6">contact@lesondeschoses.audio</text:span></text:a></text:p>
      <text:p text:style-name="P26"><text:span text:style-name="T4"/></text:p>
      <text:p text:style-name="P1"/>
      <text:p text:style-name="P16">History</text:p>
      <text:p text:style-name="P23">Born 3 years ago in the form of software for an interactive electroacoustic installation, with modest ambitions: a developer, and a user, specifically a tool to play <text:span text:style-name="T8">clips</text:span> (short sounds, between 1" and 120") on a multi-channel system with up to 64 audio outputs, and provide interactions with visitors, using piezo sensors.</text:p>
      <text:p text:style-name="P15"/>
      <text:p text:style-name="P15">Aspects: the <text:span text:style-name="T8">implementation</text:span></text:p>
      <text:p text:style-name="P2">The Game Master is a collection of <text:span text:style-name="T8">plug-ins</text:span> written in <text:span text:style-name="T8">JSFX</text:span> (a C-like scripting language available in REAPER). It only works with REAPER - but REAPER is a good, stable and inexpensive DAW. It includes:</text:p>
      <text:list xml:id="list4516044241968971469" text:style-name="L1">
        <text:list-item>
          <text:p text:style-name="P3">The <text:span text:style-name="T8">Game Master</text:span> itself, which controls everything</text:p>
        </text:list-item>
        <text:list-item>
          <text:p text:style-name="P3">The <text:span text:style-name="T8">Players</text:span>, each one being able to play a clip, with up to 64 output channels</text:p>
        </text:list-item>
        <text:list-item>
          <text:p text:style-name="P3">The <text:span text:style-name="T8">MIDI Handlers</text:span>, generic or specific to some MIDI controller, which listen to MIDI input, generate MIDI output, and dialog with the GM.</text:p>
        </text:list-item>
        <text:list-item>
          <text:p text:style-name="P3">A multi-channel <text:span text:style-name="T8">limiter/compressor</text:span>, applied to the final output.</text:p>
        </text:list-item>
      </text:list>
      <text:p text:style-name="P2">A typical REAPER project for the GM includes:</text:p>
      <text:list xml:id="list2916179293455277632" text:style-name="L2">
        <text:list-item>
          <text:p text:style-name="P4">one track [2 channels] for the Game Master</text:p>
        </text:list-item>
        <text:list-item>
          <text:p text:style-name="P4">one track [up to 64 channels] with the limiter</text:p>
        </text:list-item>
        <text:list-item>
          <text:p text:style-name="P4">one track [up to 64 channels] for each player (typically, 20 to 40)</text:p>
        </text:list-item>
        <text:list-item>
          <text:p text:style-name="P4">one track [2 channels] for each MIDI handler </text:p>
        </text:list-item>
      </text:list>
      <text:p text:style-name="P2">REAPER is a solid host, can be installed on OSX, Windows, Linux, on any computer, and provides a good management of a multicore CPU.</text:p>
      <text:p text:style-name="P16"><text:soft-page-break/>Now ?</text:p>
      <text:p text:style-name="P21">The Game Master is not a synthesizer, </text:p>
      <text:p text:style-name="P21">not an audio effect, not an intelligent tool. </text:p>
      <text:p text:style-name="P21">Not an alien. </text:p>
      <text:p text:style-name="P21">It just plays clips.</text:p>
      <text:p text:style-name="P15"/>
      <text:p text:style-name="P2"/>
      <text:p text:style-name="P15">Aspects: the integrated “<text:span text:style-name="T8">mSL</text:span>” language</text:p>
      <text:p text:style-name="P2">The Game Master includes "mSL", micro Script Language, a simplified C-like language with the same syntax as JSFX, but with slightly better semantics: </text:p>
      <text:list xml:id="list3666928310264693252" text:style-name="L3">
        <text:list-item>
          <text:p text:style-name="P5">functional, proper tail recursive, </text:p>
        </text:list-item>
        <text:list-item>
          <text:p text:style-name="P7"><text:span text:style-name="T1">preemptive multithreading, </text:span></text:p>
        </text:list-item>
        <text:list-item>
          <text:p text:style-name="P7"><text:span text:style-name="T1">dynamic memory, </text:span><text:span text:style-name="T2">O(1)</text:span><text:span text:style-name="T1"> "malloc()" and "free()", with a garbage collector, </text:span></text:p>
        </text:list-item>
        <text:list-item>
          <text:p text:style-name="P7"><text:span text:style-name="T1">on the fly programming,</text:span></text:p>
        </text:list-item>
        <text:list-item>
          <text:p text:style-name="P5">integration with the Game Master via high or low level primitives, such as "action()", "play()", "thread()", "table()", "event()", "compile()", "yield()", "wait()", "get()", "set()"...</text:p>
        </text:list-item>
        <text:list-item>
          <text:p text:style-name="P5">no interference with sound production.</text:p>
        </text:list-item>
      </text:list>
      <text:p text:style-name="P24"/>
      <text:p text:style-name="P22">Aspects: management of <text:span text:style-name="T8">interactions</text:span></text:p>
      <text:p text:style-name="P23">Interactions can done with the mouse through the graphic interface, but also with keyboards shortcuts, external MIDI input, or REAPER track automations. These interactions can be linked with most of the parameters values or GM internal actions.</text:p>
      <text:p text:style-name="P2"/>
      <text:p text:style-name="P2"/>
      <text:p text:style-name="P15">Aspects: the "<text:span text:style-name="T8">play log</text:span>"</text:p>
      <text:p text:style-name="P2">A recording of "frozen sounds", the set of the hundred of parameters used when playing a clip. Up to 60,000 "frozen sounds" can be recorded, with operations like:</text:p>
      <text:list xml:id="list2123452344094585127" text:style-name="L4">
        <text:list-item>
          <text:p text:style-name="P6">stop on a sound, note a specific moment</text:p>
        </text:list-item>
        <text:list-item>
          <text:p text:style-name="P6">play the clips heard at a given time</text:p>
        </text:list-item>
        <text:list-item>
          <text:p text:style-name="P6">replay from a given moment</text:p>
        </text:list-item>
        <text:list-item>
          <text:p text:style-name="P6">change play speed, or any other setting at any moment for any clip</text:p>
        </text:list-item>
        <text:list-item>
          <text:p text:style-name="P6">record Audio (thanks to REAPER) in real time or deferred time</text:p>
        </text:list-item>
      </text:list>
      <text:p text:style-name="P23"><text:soft-page-break/></text:p>
      <text:p text:style-name="P2"><text:s text:c="2"/></text:p>
      <text:p text:style-name="P22"/>
      <text:p text:style-name="P22">Aspects: the <text:span text:style-name="T8">user interface</text:span></text:p>
      <text:p text:style-name="P22">The user interface is also written in JSFX. It is highly configurable through the use of numerous <text:span text:style-name="T7">modules</text:span> than can be displayed (or not) everywhere, and its look and feel can be easily changed.</text:p>
      <text:p text:style-name="P15">The GM: a tool for live performances? </text:p>
      <text:p text:style-name="P2">You can play clips, or more complex sequences, using the computer keyboard, or MIDI interfaces such as Novation Lauchpad, ROLI Blocks, Sensel Morph, Behringer X-touch, Neova Ring Controler, Korg MS20 UCB, McMillen QuNexus, Korg nanoPAD2, Korg nanoKontrol2, McMillen BopPad, etc.</text:p>
      <text:p text:style-name="P2"/>
      <text:p text:style-name="P2"/>
      <text:p text:style-name="P2">The GM: an “<text:span text:style-name="T8">ambient electroacoustic music generator</text:span>” ?</text:p>
      <text:p text:style-name="P2">It uses various algorithms to choose from different clips and can create realistic soundscapes.</text:p>
      <text:p text:style-name="P2"><text:s/></text:p>
      <text:p text:style-name="P2"/>
      <text:p text:style-name="P15">The GM: a <text:span text:style-name="T8">live coding system</text:span>? </text:p>
      <text:p text:style-name="P2">Not quite ready yet, but coming soon - what's missing is a nice "text console" plugin to interact with the Game Master. But mSL is probably quite suitable for “live coding”</text:p>
      <text:p text:style-name="P2"/>
      <text:p text:style-name="P2"/>
      <text:p text:style-name="P15">The GM: <text:span text:style-name="T8">an help for composers</text:span>? </text:p>
      <text:p text:style-name="P2">The Game Master, by its "oblique listening" (as Brian Eno and Peter Schmidt would say), allows you to hear your sounds in different listening conditions: discover different time and space rendering, unexpected montages and unusual restitutions.</text:p>
      <text:p text:style-name="P2">Also, thanks to the “play log”, the composer can mark the present moment, loop on a present or past moment, isolate a sequence, replay a sequence more or less quickly,<text:span text:style-name="T15"> mute or solo any clip, duplicate, delete or replace it, as well as modify any one of the hundreds of parameters that define how the clips are interpreted. </text:span></text:p>
      <text:p text:style-name="P2">And REAPER lets him record at any time what is played.</text:p>
      <text:p text:style-name="P2"/>
      <text:p text:style-name="P2"><text:soft-page-break/></text:p>
      <text:p text:style-name="P2"/>
      <text:p text:style-name="P15">The <text:span text:style-name="T8">future</text:span> ?</text:p>
      <text:p text:style-name="P2">The Game Master is still a “work in progress”, but it has already been used in interactive installations, concerts and shows with dancers, and there will be a summer school dedicated to it (July 11-15 2022). We intend to develop its capacities for live and studio situations, but also for algorithmic generation of “musique concrète”.</text:p>
      <text:p text:style-name="P2"/>
      <text:p text:style-name="P2"/>
      <text:p text:style-name="P2"/>
      <text:p text:style-name="P2"/>
      <text:p text:style-name="P17">Record interesting sounds. </text:p>
      <text:p text:style-name="P17"/>
      <text:p text:style-name="P17"/>
      <text:p text:style-name="P17"/>
      <text:p text:style-name="P17">Place them in the Game Master.</text:p>
      <text:p text:style-name="P17"/>
      <text:p text:style-name="P17"/>
      <text:p text:style-name="P17"/>
      <text:p text:style-name="P17">Listen and enjoy.</text:p>
      <text:p text:style-name="P17"/>
      <text:p text:style-name="P17"/>
      <text:p text:style-name="P25"/>
      <text:p text:style-name="P25"><text:tab/><text:span text:style-name="T16">Aspects</text:span></text:p>
      <text:p text:style-name="P25"><text:span text:style-name="T16"/></text:p>
      <text:p text:style-name="P25"><text:span text:style-name="T16"/></text:p>
      <text:p text:style-name="P33"/>
      <text:p text:style-name="P32"/>
      <text:p text:style-name="P32">REAPER and GameMaster</text:p>
      <text:p text:style-name="P30">A course/workshop from July 11 to 15, 2022 in Jouangrand, Ardèche.</text:p>
      <text:p text:style-name="P31"/>
      <text:p text:style-name="P19">Five days in a valley of the Haute-Ardèche to discover Reaper, from top to bottom or upgrade yourself, as well as our sound sequence generation plug-in, the GameMaster.</text:p>
      <text:p text:style-name="P19">The days will be divided into two parts, the mornings in the form of an internship and the afternoons in the form of workshops.</text:p>
      <text:p text:style-name="P19">The course will offer, during the five mornings and in the same place for everyone, an upgrade of knowledge and uses of Reaper and GameMaster.</text:p>
      <text:p text:style-name="P19">The workshops will allow the elements envisaged during the internship part to be put into practice and can be, on request, customizable. They will take place in two distinct places allowing a more theoretical extension on one side and an experience of the multiphonic space on the other on the acousmonium 36.1 installed in the barn.</text:p>
      <text:p text:style-name="P19">These five days are intended for anyone wishing to deepen the questions of the relationship between sounds, your sounds, on the one hand and their connection in a compositional aim on the other through the GameMaster.</text:p>
      <text:p text:style-name="P19">Come with your sounds or tools to produce them: microphones, recorders, headphones, plug-ins and computers.</text:p>
      <text:p text:style-name="P19">The week will end with a listening/concert on the evening of Friday 15.</text:p>
      <text:p text:style-name="P19">The reception of the trainees will take place on Sunday July 10 in the afternoon and the departure will be on Saturday 16 during the morning.</text:p>
      <text:p text:style-name="P19">The cost per person is 300 € — or 220 € according to the usual reductions: student, unemployed... — and includes accommodation for 6 nights and meals.</text:p>
      <text:p text:style-name="P19">Please note: the course cannot accommodate more than 10 people. The deadline for registration is July 1st.</text:p>
      <text:p text:style-name="P29"><text:a xlink:type="simple" xlink:href="mailto:contact@lesondeschoses.audio" text:style-name="Internet_20_link" text:visited-style-name="Visited_20_Internet_20_Link"><text:span text:style-name="T13">contact@lesondeschoses.audio</text:span></text:a></text:p>
      <text:p text:style-name="P19"/>
      <text:p text:style-name="P19"/>
      <text:p text:style-name="P18"/>
      <text:p text:style-name="P20">Acknowledgments</text:p>
      <text:list xml:id="list8772560021906786820" text:style-name="L5">
        <text:list-item>
          <text:p text:style-name="P13">Thanks, for their trust, to the composers who gave us their sounds: </text:p>
          <text:list>
            <text:list-item>
              <text:p text:style-name="P12"><text:span text:style-name="T9">François Bayle, Jean-François Bau, Laurence Bourdin, André Dion, </text:span><text:span text:style-name="T10">Jean-Marc Duchenne, Marc Favre, Béatriz Ferreyra, Alain Girardot, Diego Losa, Victor Minjard-Fel, Philippe Moënne-Loccoz, Isabelle Nesme, Gilles Roussi, Francis Valéry. </text:span></text:p>
            </text:list-item>
          </text:list>
        </text:list-item>
        <text:list-item>
          <text:p text:style-name="P8">Thanks, for their risk-taking, to the dancers: </text:p>
          <text:list>
            <text:list-item>
              <text:p text:style-name="P12"><text:span text:style-name="T9">Sarah Avelisjan-Segealon, Virginie Barjonet, Julie de Bellis, Daisy </text:span><text:span text:style-name="T10">Fel, Béatrice Garnier, Lætitia Naud, Kevin Naran, Cedric abatier. </text:span></text:p>
            </text:list-item>
          </text:list>
        </text:list-item>
        <text:list-item>
          <text:p text:style-name="P10">Thanks to those whose help was invaluable to us: </text:p>
          <text:list>
            <text:list-item>
              <text:p text:style-name="P11">Annie Corbel, Didier Cottier, Florence Delaporte, Olivier Dutel, Gaëlle Joly, Raphaël Jourjon, Stephan Morschhauser, Ge Wang</text:p>
            </text:list-item>
          </text:list>
        </text:list-item>
        <text:list-item>
          <text:p text:style-name="P10">Thanks to the organizations and associations that have supported our projects: </text:p>
          <text:list>
            <text:list-item>
              <text:p text:style-name="P12"><text:span text:style-name="T9">La Ville de Saint-Etienne, Le Gran Lux, CréaCorsica, Le Labo, Le </text:span><text:span text:style-name="T10">Son des Choses, Le Festival des Arts Numériques Pléïades, MiXiT, SMC22</text:span></text:p>
            </text:list-item>
          </text:list>
        </text:list-item>
      </text:list>
      <text:p text:style-name="P9"/>
      <text:p text:style-name="P34">/*</text:p>
      <text:p text:style-name="P36"><text:s text:c="3"/>“Composition” for 1 Clip</text:p>
      <text:p text:style-name="P36">*/</text:p>
      <text:p text:style-name="P36">var continue = 1; // will be shared by all threads</text:p>
      <text:p text:style-name="P35">// “part” will be the main function of the thread</text:p>
      <text:p text:style-name="P36">function part() // it should have no parameters, no locals</text:p>
      <text:p text:style-name="P36">(</text:p>
      <text:p text:style-name="P36"><text:s text:c="4"/>part1();</text:p>
      <text:p text:style-name="P36">);</text:p>
      <text:p text:style-name="P36">function part1()</text:p>
      <text:p text:style-name="P36">local (rate, r, xct, z)</text:p>
      <text:p text:style-name="P36">(</text:p>
      <text:p text:style-name="P36"><text:s text:c="4"/>rate = 1;</text:p>
      <text:p text:style-name="P36"><text:s text:c="4"/>xct = 20;</text:p>
      <text:p text:style-name="P36"><text:s text:c="4"/>// play more and more slowly</text:p>
      <text:p text:style-name="P36"><text:s text:c="4"/>while (continue &amp;&amp; (xct &gt; 0)) (</text:p>
      <text:p text:style-name="P36"><text:s text:c="8"/>r = play(`clip, 3320, `rate, rate, `vol, 0);</text:p>
      <text:p text:style-name="P36"><text:s text:c="8"/>wait(17);</text:p>
      <text:p text:style-name="P36"><text:s text:c="8"/>rate = rate * 0.90;</text:p>
      <text:p text:style-name="P36"><text:s text:c="8"/>xct -= 1;</text:p>
      <text:p text:style-name="P36"><text:s text:c="4"/>);</text:p>
      <text:p text:style-name="P36">);</text:p>
      <text:p text:style-name="P36">// build 16 threads</text:p>
      <text:p text:style-name="P36">loop(16,</text:p>
      <text:p text:style-name="P36"><text:s text:c="4"/>thread(`run, thread(`new, part));</text:p>
      <text:p text:style-name="P36"><text:s text:c="4"/>wait (19 + rand(7));</text:p>
      <text:p text:style-name="P36">);</text:p>
      <text:p text:style-name="P37"><text:span text:style-name="T14">wait(303);</text:span></text:p>
      <text:p text:style-name="P36"><text:span text:style-name="T14">// this will stop all threads, sooner or later</text:span></text:p>
      <text:p text:style-name="P37"><text:span text:style-name="T14">continue = 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svg:font-family="Courie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91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Jacques Girardot</meta:initial-creator>
    <meta:creation-date>2022-06-09T09:29:54</meta:creation-date>
    <dc:date>2022-06-11T14:33:58</dc:date>
    <dc:creator>Jean-Jacques Girardot</dc:creator>
    <meta:editing-duration>P1DT20H38M39S</meta:editing-duration>
    <meta:editing-cycles>5</meta:editing-cycles>
    <meta:generator>OpenOffice/4.1.11$Unix OpenOffice.org_project/4111m1$Build-9808</meta:generator>
    <meta:printed-by>Jean-Jacques Girardot</meta:printed-by>
    <meta:print-date>2022-06-11T13:06:30</meta:print-date>
    <meta:document-statistic meta:table-count="0" meta:image-count="0" meta:object-count="0" meta:page-count="6" meta:paragraph-count="113" meta:word-count="1323" meta:character-count="7969"/>
  </office:meta>
</office:document-meta>
</file>